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90000030A1D2685D7062CA2BE.png" manifest:media-type="image/png"/>
  <manifest:file-entry manifest:full-path="Pictures/1000020100000264000002E2C169A98A6E025BAE.png" manifest:media-type="image/png"/>
  <manifest:file-entry manifest:full-path="Pictures/10000201000002290000030AA0626789F65E90F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xe1" text:anchor-type="char" svg:width="15.903cm" svg:height="20.586cm" draw:z-index="0"><draw:image xlink:href="Pictures/10000201000002590000030A1D2685D7062CA2BE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><draw:frame draw:style-name="fr2" draw:name="Imaxe2" text:anchor-type="char" svg:width="16.194cm" svg:height="19.528cm" draw:z-index="1"><draw:image xlink:href="Pictures/1000020100000264000002E2C169A98A6E025BAE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P1"><draw:frame draw:style-name="fr1" draw:name="Imaxe3" text:anchor-type="char" svg:x="1.175cm" svg:y="0.522cm" svg:width="14.633cm" svg:height="20.586cm" draw:z-index="2"><draw:image xlink:href="Pictures/10000201000002290000030AA0626789F65E90F6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5T17:50:17.157000000</meta:creation-date>
    <meta:generator>LibreOffice/7.1.4.2$Windows_X86_64 LibreOffice_project/a529a4fab45b75fefc5b6226684193eb000654f6</meta:generator>
    <dc:date>2021-11-25T20:13:42.213000000</dc:date>
    <meta:editing-duration>PT4M23S</meta:editing-duration>
    <meta:editing-cycles>3</meta:editing-cycles>
    <meta:document-statistic meta:table-count="0" meta:image-count="3" meta:object-count="0" meta:page-count="4" meta:paragraph-count="3" meta:word-count="0" meta:character-count="54" meta:non-whitespace-character-count="0"/>
  </office:meta>
</office:document-meta>
</file>